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6pt" officeooo:rsid="0003454a" officeooo:paragraph-rsid="0003454a" style:font-size-asian="14pt" style:font-size-complex="16pt"/>
    </style:style>
    <style:style style:name="P2" style:family="paragraph" style:parent-style-name="Standard">
      <style:text-properties style:font-name="DejaVu Sans Mono" fo:font-size="16pt" fo:font-weight="bold" officeooo:rsid="0003454a" officeooo:paragraph-rsid="0003454a" style:font-size-asian="14pt" style:font-weight-asian="bold" style:font-size-complex="16pt" style:font-weight-complex="bold"/>
    </style:style>
    <style:style style:name="P3" style:family="paragraph">
      <loext:graphic-properties draw:fill="solid"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6" style:family="paragraph"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P8" style:family="paragraph">
      <style:text-properties fo:font-size="14pt" fo:font-style="normal" style:font-size-asian="14pt" style:font-style-asian="normal" style:font-size-complex="14pt" style:font-style-complex="normal"/>
    </style:style>
    <style:style style:name="P9" style:family="paragraph">
      <loext:graphic-properties draw:fill="none" draw:fill-color="#ffffff"/>
      <style:text-properties style:font-name="DejaVu Sans Mono" fo:font-size="14pt" fo:font-style="normal" style:font-size-asian="14pt" style:font-style-asian="normal" style:font-size-complex="14pt" style:font-style-complex="normal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12" style:family="paragraph">
      <loext:graphic-properties draw:fill="none" draw:fill-color="#ffffff"/>
      <style:text-properties style:font-name="DejaVu Sans Mono"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style:font-name="DejaVu Sans Mono" fo:font-size="16pt" style:font-size-asian="16pt" style:font-size-complex="16pt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DejaVu Sans Mono"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font-name="DejaVu Sans Mono" fo:font-size="18pt" style:font-size-asian="18pt" style:font-size-complex="18pt"/>
    </style:style>
    <style:style style:name="T5" style:family="text">
      <style:text-properties style:font-name="DejaVu Sans Mono"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1c1c1c" draw:fill="solid" draw:fill-color="#ffffff" draw:textarea-horizontal-align="justify" draw:textarea-vertical-align="middle" draw:auto-grow-height="false" fo:min-height="1.356cm" fo:min-width="2.792cm" style:run-through="foreground"/>
    </style:style>
    <style:style style:name="gr3" style:family="graphic">
      <style:graphic-properties draw:stroke="none" svg:stroke-color="#000000" draw:fill="none" draw:fill-color="#ffffff" fo:min-height="0.9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1c1c1c" draw:fill="solid" draw:fill-color="#ffffff" draw:textarea-horizontal-align="justify" draw:textarea-vertical-align="middle" draw:auto-grow-height="false" fo:min-height="1.356cm" fo:min-width="2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1c1c1c" draw:fill="solid" draw:fill-color="#ffffff" draw:textarea-horizontal-align="justify" draw:textarea-vertical-align="middle" draw:auto-grow-height="false" fo:min-height="1.577cm" fo:min-width="3.2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lang Bookstore Management API</text:p>
      <text:p text:style-name="P1"/>
      <text:p text:style-name="P1">Database – mysql</text:p>
      <text:p text:style-name="P1">GORM</text:p>
      <text:p text:style-name="P1">JSON marshal &amp; unmarshal</text:p>
      <text:p text:style-name="P1">Project structure</text:p>
      <text:p text:style-name="P1">Gorilla Mux</text:p>
      <text:p text:style-name="P1"/>
      <text:p text:style-name="P2">Project Structure</text:p>
      <text:p text:style-name="P1"><draw:g text:anchor-type="paragraph" draw:z-index="23" draw:name="DrawObject1" draw:style-name="gr1"><draw:custom-shape draw:name="Shape1_7" draw:style-name="gr2" draw:text-style-name="P3" svg:width="2.938cm" svg:height="1.502cm" svg:x="16.073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0" draw:style-name="gr3" draw:text-style-name="P5" svg:width="2.461cm" svg:height="0.9cm" svg:x="16.151cm" svg:y="6.042cm"><draw:text-box><text:p text:style-name="P4"><text:span text:style-name="T1">UTILS.GO</text:span></text:p></draw:text-box></draw:frame></draw:g><draw:g text:anchor-type="paragraph" draw:z-index="26" draw:name="DrawObject1_0" draw:style-name="gr1"><draw:custom-shape draw:name="Shape1_12" draw:style-name="gr2" draw:text-style-name="P3" svg:width="2.938cm" svg:height="1.502cm" svg:x="13.739cm" svg:y="9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3" draw:style-name="gr3" draw:text-style-name="P5" svg:width="2.461cm" svg:height="0.9cm" svg:x="13.817cm" svg:y="10.042cm"><draw:text-box><text:p text:style-name="P4"><text:span text:style-name="T1">POST</text:span></text:p></draw:text-box></draw:frame></draw:g><draw:g text:anchor-type="paragraph" draw:z-index="27" draw:name="DrawObject1_1" draw:style-name="gr1"><draw:custom-shape draw:name="Shape1_13" draw:style-name="gr2" draw:text-style-name="P3" svg:width="2.938cm" svg:height="1.502cm" svg:x="9.738cm" svg:y="9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4" draw:style-name="gr3" draw:text-style-name="P9" svg:width="2.461cm" svg:height="0.9cm" svg:x="9.816cm" svg:y="10.042cm"><draw:text-box><text:p text:style-name="P8"><text:span text:style-name="T3">/book/</text:span></text:p></draw:text-box></draw:frame></draw:g><draw:g text:anchor-type="paragraph" draw:z-index="28" draw:name="DrawObject1_2" draw:style-name="gr1"><draw:custom-shape draw:name="Shape1_14" draw:style-name="gr2" draw:text-style-name="P3" svg:width="2.938cm" svg:height="1.502cm" svg:x="5.738cm" svg:y="9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5" draw:style-name="gr3" draw:text-style-name="P5" svg:width="2.461cm" svg:height="0.9cm" svg:x="5.816cm" svg:y="10.042cm"><draw:text-box><text:p text:style-name="P4"><text:span text:style-name="T1">GETBOOKS</text:span></text:p></draw:text-box></draw:frame></draw:g><draw:g text:anchor-type="paragraph" draw:z-index="30" draw:name="DrawObject1_3" draw:style-name="gr1"><draw:custom-shape draw:name="Shape1_15" draw:style-name="gr2" draw:text-style-name="P3" svg:width="2.938cm" svg:height="1.502cm" svg:x="13.739cm" svg:y="11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7" draw:style-name="gr3" draw:text-style-name="P5" svg:width="2.461cm" svg:height="0.9cm" svg:x="13.817cm" svg:y="12.376cm"><draw:text-box><text:p text:style-name="P4"><text:span text:style-name="T1">GET</text:span></text:p></draw:text-box></draw:frame></draw:g><draw:g text:anchor-type="paragraph" draw:z-index="31" draw:name="DrawObject1_4" draw:style-name="gr1"><draw:custom-shape draw:name="Shape1_16" draw:style-name="gr2" draw:text-style-name="P3" svg:width="2.938cm" svg:height="1.502cm" svg:x="9.738cm" svg:y="11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8" draw:style-name="gr3" draw:text-style-name="P9" svg:width="2.461cm" svg:height="0.9cm" svg:x="9.816cm" svg:y="12.376cm"><draw:text-box><text:p text:style-name="P8"><text:span text:style-name="T3">/book/</text:span></text:p></draw:text-box></draw:frame></draw:g><draw:g text:anchor-type="paragraph" draw:z-index="32" draw:name="DrawObject1_5" draw:style-name="gr1"><draw:custom-shape draw:name="Shape1_17" draw:style-name="gr2" draw:text-style-name="P3" svg:width="2.938cm" svg:height="1.502cm" svg:x="5.738cm" svg:y="11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9" draw:style-name="gr3" draw:text-style-name="P5" svg:width="2.461cm" svg:height="1.153cm" svg:x="5.816cm" svg:y="12.376cm"><draw:text-box><text:p text:style-name="P4"><text:span text:style-name="T1">CREATE</text:span></text:p><text:p text:style-name="P4"><text:span text:style-name="T1">BOOK</text:span></text:p></draw:text-box></draw:frame></draw:g><draw:g text:anchor-type="paragraph" draw:z-index="33" draw:name="DrawObject1_6" draw:style-name="gr1"><draw:custom-shape draw:name="Shape1_18" draw:style-name="gr2" draw:text-style-name="P3" svg:width="2.938cm" svg:height="1.502cm" svg:x="13.739cm" svg:y="14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0" draw:style-name="gr3" draw:text-style-name="P5" svg:width="2.461cm" svg:height="0.9cm" svg:x="13.817cm" svg:y="14.709cm"><draw:text-box><text:p text:style-name="P4"><text:span text:style-name="T1">GET</text:span></text:p></draw:text-box></draw:frame></draw:g><draw:g text:anchor-type="paragraph" draw:z-index="34" draw:name="DrawObject1_7" draw:style-name="gr1"><draw:custom-shape draw:name="Shape1_19" draw:style-name="gr2" draw:text-style-name="P3" svg:width="2.938cm" svg:height="1.502cm" svg:x="9.738cm" svg:y="14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1" draw:style-name="gr3" draw:text-style-name="P7" svg:width="2.461cm" svg:height="0.99cm" svg:x="9.816cm" svg:y="14.709cm"><draw:text-box><text:p text:style-name="P6"><text:span text:style-name="T2">/book/{bookId}</text:span></text:p></draw:text-box></draw:frame></draw:g><draw:g text:anchor-type="paragraph" draw:z-index="35" draw:name="DrawObject1_8" draw:style-name="gr1"><draw:custom-shape draw:name="Shape1_20" draw:style-name="gr2" draw:text-style-name="P3" svg:width="2.938cm" svg:height="1.502cm" svg:x="5.738cm" svg:y="14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2" draw:style-name="gr3" draw:text-style-name="P5" svg:width="2.461cm" svg:height="1.153cm" svg:x="5.816cm" svg:y="14.709cm"><draw:text-box><text:p text:style-name="P4"><text:span text:style-name="T1">GET BOOK BY ID</text:span></text:p></draw:text-box></draw:frame></draw:g><draw:g text:anchor-type="paragraph" draw:z-index="36" draw:name="DrawObject1_9" draw:style-name="gr1"><draw:custom-shape draw:name="Shape1_21" draw:style-name="gr2" draw:text-style-name="P3" svg:width="2.938cm" svg:height="1.502cm" svg:x="13.739cm" svg:y="16.2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3" draw:style-name="gr3" draw:text-style-name="P5" svg:width="2.461cm" svg:height="0.9cm" svg:x="13.817cm" svg:y="16.71cm"><draw:text-box><text:p text:style-name="P4"><text:span text:style-name="T1">PUT</text:span></text:p></draw:text-box></draw:frame></draw:g><draw:g text:anchor-type="paragraph" draw:z-index="37" draw:name="DrawObject1_10" draw:style-name="gr1"><draw:custom-shape draw:name="Shape1_22" draw:style-name="gr2" draw:text-style-name="P3" svg:width="2.938cm" svg:height="1.502cm" svg:x="9.738cm" svg:y="16.2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4" draw:style-name="gr3" draw:text-style-name="P7" svg:width="2.461cm" svg:height="0.99cm" svg:x="9.816cm" svg:y="16.71cm"><draw:text-box><text:p text:style-name="P6"><text:span text:style-name="T2">/book/{bookId}</text:span></text:p></draw:text-box></draw:frame></draw:g><draw:g text:anchor-type="paragraph" draw:z-index="38" draw:name="DrawObject1_11" draw:style-name="gr1"><draw:custom-shape draw:name="Shape1_23" draw:style-name="gr2" draw:text-style-name="P3" svg:width="2.938cm" svg:height="1.502cm" svg:x="5.738cm" svg:y="16.2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5" draw:style-name="gr3" draw:text-style-name="P5" svg:width="2.461cm" svg:height="1.153cm" svg:x="5.816cm" svg:y="16.71cm"><draw:text-box><text:p text:style-name="P4"><text:span text:style-name="T1">UPDATE BOOK</text:span></text:p></draw:text-box></draw:frame></draw:g><draw:g text:anchor-type="paragraph" draw:z-index="39" draw:name="DrawObject1_12" draw:style-name="gr1"><draw:custom-shape draw:name="Shape1_24" draw:style-name="gr2" draw:text-style-name="P3" svg:width="2.938cm" svg:height="1.502cm" svg:x="13.739cm" svg:y="18.2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6" draw:style-name="gr3" draw:text-style-name="P5" svg:width="2.461cm" svg:height="0.9cm" svg:x="13.817cm" svg:y="18.71cm"><draw:text-box><text:p text:style-name="P4"><text:span text:style-name="T1">DELETE</text:span></text:p></draw:text-box></draw:frame></draw:g><draw:g text:anchor-type="paragraph" draw:z-index="40" draw:name="DrawObject1_13" draw:style-name="gr1"><draw:custom-shape draw:name="Shape1_25" draw:style-name="gr2" draw:text-style-name="P3" svg:width="2.938cm" svg:height="1.502cm" svg:x="9.738cm" svg:y="18.2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7" draw:style-name="gr3" draw:text-style-name="P7" svg:width="2.461cm" svg:height="0.99cm" svg:x="9.816cm" svg:y="18.71cm"><draw:text-box><text:p text:style-name="P6"><text:span text:style-name="T2">/book/{bookId}</text:span></text:p></draw:text-box></draw:frame></draw:g><draw:g text:anchor-type="paragraph" draw:z-index="41" draw:name="DrawObject1_14" draw:style-name="gr1"><draw:custom-shape draw:name="Shape1_26" draw:style-name="gr2" draw:text-style-name="P3" svg:width="2.938cm" svg:height="1.502cm" svg:x="5.738cm" svg:y="18.2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28" draw:style-name="gr3" draw:text-style-name="P5" svg:width="2.461cm" svg:height="1.153cm" svg:x="5.816cm" svg:y="18.71cm"><draw:text-box><text:p text:style-name="P4"><text:span text:style-name="T1">DELETE BOOK</text:span></text:p></draw:text-box></draw:frame></draw:g><draw:custom-shape text:anchor-type="paragraph" draw:z-index="0" draw:name="Shape1" draw:style-name="gr8" draw:text-style-name="P3" svg:width="3.414cm" svg:height="1.747cm" svg:x="0.071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8" draw:text-style-name="P3" svg:width="3.414cm" svg:height="1.747cm" svg:x="7.738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7" draw:text-style-name="P3" svg:width="2.938cm" svg:height="1.502cm" svg:x="-0.263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7" draw:text-style-name="P3" svg:width="2.938cm" svg:height="1.502cm" svg:x="3.071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3" draw:style-name="gr7" draw:text-style-name="P3" svg:width="2.938cm" svg:height="1.502cm" svg:x="6.405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4" draw:style-name="gr7" draw:text-style-name="P3" svg:width="2.938cm" svg:height="1.502cm" svg:x="9.738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7" draw:text-style-name="P3" svg:width="2.938cm" svg:height="1.502cm" svg:x="12.739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7" draw:text-style-name="P3" svg:width="2.938cm" svg:height="1.502cm" svg:x="16.073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8" draw:style-name="gr7" draw:text-style-name="P3" svg:width="2.938cm" svg:height="1.502cm" svg:x="12.739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9" draw:style-name="gr7" draw:text-style-name="P3" svg:width="2.938cm" svg:height="1.502cm" svg:x="9.738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_10" draw:style-name="gr7" draw:text-style-name="P3" svg:width="2.938cm" svg:height="1.502cm" svg:x="6.405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_11" draw:style-name="gr7" draw:text-style-name="P3" svg:width="2.938cm" svg:height="1.502cm" svg:x="3.071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Shape2" draw:style-name="gr6" draw:text-style-name="P12" svg:width="2.461cm" svg:height="0.9cm" svg:x="0.482cm" svg:y="1.041cm"><draw:text-box><text:p><text:span text:style-name="T5">CMD</text:span></text:p></draw:text-box></draw:frame><draw:frame text:anchor-type="paragraph" draw:z-index="13" draw:name="Shape2_0" draw:style-name="gr6" draw:text-style-name="P12" svg:width="2.461cm" svg:height="0.9cm" svg:x="8.149cm" svg:y="1.041cm"><draw:text-box><text:p><text:span text:style-name="T5">PKG</text:span></text:p></draw:text-box></draw:frame><draw:frame text:anchor-type="paragraph" draw:z-index="14" draw:name="Shape2_1" draw:style-name="gr6" draw:text-style-name="P13" svg:width="2.461cm" svg:height="0.9cm" svg:x="0.148cm" svg:y="3.374cm"><draw:text-box><text:p><text:span text:style-name="T5">MAIN.GO</text:span></text:p></draw:text-box></draw:frame><draw:frame text:anchor-type="paragraph" draw:z-index="15" draw:name="Shape2_2" draw:style-name="gr6" draw:text-style-name="P12" svg:width="2.461cm" svg:height="0.9cm" svg:x="3.149cm" svg:y="3.374cm"><draw:text-box><text:p><text:span text:style-name="T5">config</text:span></text:p></draw:text-box></draw:frame><draw:frame text:anchor-type="paragraph" draw:z-index="16" draw:name="Shape2_3" draw:style-name="gr6" draw:text-style-name="P12" svg:width="2.461cm" svg:height="0.9cm" svg:x="6.482cm" svg:y="3.374cm"><draw:text-box><text:p><text:span text:style-name="T5">control</text:span></text:p></draw:text-box></draw:frame><draw:frame text:anchor-type="paragraph" draw:z-index="17" draw:name="Shape2_4" draw:style-name="gr6" draw:text-style-name="P12" svg:width="2.461cm" svg:height="0.9cm" svg:x="9.816cm" svg:y="3.374cm"><draw:text-box><text:p><text:span text:style-name="T5">models</text:span></text:p></draw:text-box></draw:frame><draw:frame text:anchor-type="paragraph" draw:z-index="18" draw:name="Shape2_5" draw:style-name="gr6" draw:text-style-name="P12" svg:width="2.461cm" svg:height="0.9cm" svg:x="12.816cm" svg:y="3.374cm"><draw:text-box><text:p><text:span text:style-name="T5">routes</text:span></text:p></draw:text-box></draw:frame><draw:frame text:anchor-type="paragraph" draw:z-index="19" draw:name="Shape2_6" draw:style-name="gr6" draw:text-style-name="P12" svg:width="2.461cm" svg:height="0.9cm" svg:x="16.15cm" svg:y="3.374cm"><draw:text-box><text:p><text:span text:style-name="T5">utils</text:span></text:p></draw:text-box></draw:frame><draw:frame text:anchor-type="paragraph" draw:z-index="20" draw:name="Shape2_7" draw:style-name="gr6" draw:text-style-name="P5" svg:width="2.461cm" svg:height="0.9cm" svg:x="3.149cm" svg:y="6.041cm"><draw:text-box><text:p text:style-name="P4"><text:span text:style-name="T1">APP.GO</text:span></text:p></draw:text-box></draw:frame><draw:frame text:anchor-type="paragraph" draw:z-index="21" draw:name="Shape2_8" draw:style-name="gr4" draw:text-style-name="P5" svg:width="2.461cm" svg:height="1.343cm" svg:x="6.482cm" svg:y="5.599cm"><draw:text-box><text:p text:style-name="P4"><text:span text:style-name="T1">BOOK</text:span><text:span text:style-name="T1"><text:line-break/></text:span><text:span text:style-name="T1">CONTROL</text:span></text:p></draw:text-box></draw:frame><draw:frame text:anchor-type="paragraph" draw:z-index="22" draw:name="Shape2_9" draw:style-name="gr6" draw:text-style-name="P5" svg:width="2.461cm" svg:height="0.9cm" svg:x="9.816cm" svg:y="6.041cm"><draw:text-box><text:p text:style-name="P4"><text:span text:style-name="T1">BOOK.GO</text:span></text:p></draw:text-box></draw:frame><draw:frame text:anchor-type="paragraph" draw:z-index="24" draw:name="Shape2_11" draw:style-name="gr5" draw:text-style-name="P5" svg:width="2.721cm" svg:height="1.728cm" svg:x="12.816cm" svg:y="5.599cm"><draw:text-box><text:p text:style-name="P4"><text:span text:style-name="T1">BOOKSTORE</text:span><text:span text:style-name="T1"><text:line-break/></text:span><text:span text:style-name="T1">ROUTES</text:span></text:p></draw:text-box></draw:frame><draw:frame text:anchor-type="paragraph" draw:z-index="25" draw:name="Shape2_12" draw:style-name="gr4" draw:text-style-name="P11" svg:width="3.599cm" svg:height="1.343cm" svg:x="7.726cm" svg:y="7.932cm"><draw:text-box><text:p text:style-name="P10"><text:span text:style-name="T4">ROUTES</text:span></text:p></draw:text-box></draw:frame><draw:frame text:anchor-type="paragraph" draw:z-index="29" draw:name="Shape2_16" draw:style-name="gr4" draw:text-style-name="P5" svg:width="4.43cm" svg:height="1.343cm" svg:x="0.561cm" svg:y="9.599cm"><draw:text-box><text:p text:style-name="P4"><text:span text:style-name="T1">controller</text:span></text:p><text:p text:style-name="P4"><text:span text:style-name="T1">func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55:20.416038257</meta:creation-date>
    <dc:date>2023-09-28T00:00:13.607015356</dc:date>
    <meta:editing-duration>PT23M38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7" meta:character-count="120" meta:non-whitespace-character-count="109"/>
  </office:meta>
</office:document-meta>
</file>